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7abe1"/>
    </style:style>
    <style:style style:name="P2" style:family="paragraph" style:parent-style-name="Standard">
      <style:text-properties officeooo:rsid="0007abe1" officeooo:paragraph-rsid="0007abe1"/>
    </style:style>
    <style:style style:name="P3" style:family="paragraph" style:parent-style-name="Standard">
      <style:paragraph-properties fo:text-align="center" style:justify-single-word="false"/>
      <style:text-properties fo:font-size="18pt" officeooo:rsid="0007abe1" officeooo:paragraph-rsid="0007abe1" style:font-size-asian="18pt" style:font-size-complex="18pt"/>
    </style:style>
    <style:style style:name="P4" style:family="paragraph" style:parent-style-name="Standard">
      <style:text-properties fo:font-style="italic" officeooo:rsid="0007abe1" officeooo:paragraph-rsid="0007abe1" style:font-style-asian="italic" style:font-style-complex="italic"/>
    </style:style>
    <style:style style:name="P5" style:family="paragraph" style:parent-style-name="Standard">
      <style:text-properties fo:font-size="14pt" officeooo:paragraph-rsid="0007abe1" style:font-size-asian="14pt" style:font-size-complex="14pt"/>
    </style:style>
    <style:style style:name="P6" style:family="paragraph" style:parent-style-name="Standard">
      <style:text-properties fo:font-size="14pt" officeooo:rsid="0007abe1" officeooo:paragraph-rsid="0007abe1" style:font-size-asian="14pt" style:font-size-complex="14pt"/>
    </style:style>
    <style:style style:name="P7" style:family="paragraph" style:parent-style-name="Standard">
      <style:paragraph-properties fo:text-align="center" style:justify-single-word="false"/>
      <style:text-properties fo:font-size="18pt" officeooo:rsid="0007abe1" officeooo:paragraph-rsid="0007abe1" style:font-size-asian="18pt" style:font-size-complex="18pt"/>
    </style:style>
    <style:style style:name="P8" style:family="paragraph" style:parent-style-name="Standard">
      <style:text-properties officeooo:rsid="0007abe1" officeooo:paragraph-rsid="0007abe1"/>
    </style:style>
    <style:style style:name="P9" style:family="paragraph" style:parent-style-name="Standard">
      <style:text-properties fo:font-size="14pt" officeooo:rsid="0007abe1" officeooo:paragraph-rsid="0007abe1" style:font-size-asian="14pt" style:font-size-complex="14pt"/>
    </style:style>
    <style:style style:name="P10" style:family="paragraph" style:parent-style-name="Standard">
      <style:text-properties fo:font-size="14pt" officeooo:rsid="0007abe1" officeooo:paragraph-rsid="0008ef5f" style:font-size-asian="14pt" style:font-size-complex="14pt"/>
    </style:style>
    <style:style style:name="T1" style:family="text">
      <style:text-properties officeooo:rsid="0007abe1"/>
    </style:style>
    <style:style style:name="T2" style:family="text">
      <style:text-properties officeooo:rsid="0008ef5f"/>
    </style:style>
    <style:style style:name="T3"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3"/>BÁO CÁO NGHIÊN CỨU SẢN PHẨM</text:p>
      <text:p text:style-name="P3">ỨNG DỤNG TRẢ THƯỞNG TRÊN NỀN TẢNG ANDROID</text:p>
      <text:p text:style-name="P1"/>
      <text:p text:style-name="P5"><text:span text:style-name="T1"><text:s text:c="3"/>App trả thưởng </text:span>là một mô hình sáng tạo giúp bạn nhận một khoản thưởng sau khi thực hiện một vài thao tác đơn giản theo yêu cầu. </text:p>
      <text:p text:style-name="P5"><text:span text:style-name="T1"><text:s text:c="3"/>Khi người dùng làm theo yêu cầu của sản phẩm trả thưởng thì sẽ nhận được điểm thưởng. </text:span>Hoạt động để nhận được trả thưởng có thể là: Tải game/apps, viết bình luận trên kho tải ứng dụng, click vào quảng cáo, <text:span text:style-name="T1">x</text:span>em video quảng cáo,…</text:p>
      <text:p text:style-name="P6"><text:s text:c="3"/>Với những điểm thưởng tích lũy được, người dùng có thể đổi được những phần quà giá trị: thẻ cào điện thoại, giftcode game…</text:p>
      <text:p text:style-name="P6"><text:s text:c="3"/>Các app trả thưởng thường có chức năng: giới thiệu bạn bè sử dụng app, chia sẻ facebook để người dùng nhận thêm điểm thưởng, điều này sẽ làm app được quảng cáo trở nên mạnh mẽ hơn.</text:p>
      <text:p text:style-name="P6">- Ứng dụng Tozaco: đây là ứng dụng trả thưởng với yêu cầu cho người dùng để tích lũy điểm thưởng bằng cách: tải các game, ứng dụng mà Tozaco yêu cầu trên màn hình chính, sau đó sử dụng ứng dụng ít nhất 1 phút. Khi đó người dùng có thể quay lại Tozaco và tích lũy điểm thưởng. Tiền ảo trong ứng dụng đơn vị là C ( 1C ~ 1VND). Khi tích lũy được 10000 C trở lên, người dùng có thể đổi lấy các thẻ cào điện thoại của các nhà mạng phổ biến ở Việt Nam.</text:p>
      <text:p text:style-name="P6">Tozaco có chức năng giới thiệu bạn bè sử dụng Tozaco để cả hai cùng được thưởng 1000 C, hoặc là chia sẻ ứng dụng cũng được thưởng 1000 C.</text:p>
      <text:p text:style-name="P6">- Ứng dụng BigCoin có các yêu cầu để nhận thưởng:</text:p>
      <text:p text:style-name="P6">1. Cài app và nhận thưởng<text:line-break/> 2. Xem quảng cáo nhận thưởng<text:line-break/> 3. Quay thưởng hàng ngày ( mỗi ngày đăng nhập ứng dụng để nhận lượt quay)<text:line-break/> 4. Mở app hàng ngày nhận thưởng<text:line-break/> 5. Chia sẻ ứng dụng nhận thưởng<text:line-break/> 6. LikeFanPage nhận thưởng</text:p>
      <text:p text:style-name="P2"/>
      <text:p text:style-name="P6">*<text:span text:style-name="T2">Nguyên tắc hoạt động của ứng dụng:</text:span></text:p>
      <text:p text:style-name="P10">- <text:span text:style-name="T2">Mỗi máy điện thoại tải phần mềm về sẽ chỉ được tạo một tài khoản người sử dụng. Tài khoản đó là tài khoản facebook duy nhất. Ứng dụng không có chức năng đăng xuất facebook mà gắn liền tài khoản facebook đó với máy.</text:span></text:p>
      <text:p text:style-name="P10"><text:span text:style-name="T2">- Mỗi tài khoản người sử dụng cần kích hoạt tài khoản bằng cách cung cấp số điện thoại duy nhất của người dùng. Khi đó, sẽ có mã số kích hoạt gửi về số điện thoại. Người dùng cần phải kích hoạt tài khoản trước khi đổi thưởng lần đầu.</text:span></text:p>
      <text:p text:style-name="P10"><text:span text:style-name="T2">- Mỗi tài khoản người dùng cũng có một mã số riêng biệt duy nhất để xác định người dùng trong việc cộng điểm thưởng khi mời bạn bè.</text:span></text:p>
      <text:p text:style-name="P10">- <text:span text:style-name="T2">Cách tính cộng điểm khi người dùng làm nhiệm vụ (cài và sử dụng app): Khi người dùng cài và dùng app, dữ liệu sẽ được xác nhận trên server của nhà phát hành ứng dụng trong nhiệm vụ. Khi nhà phát hành xác nhận, thông tin mới được gửi tới ứng dụng trả </text:span><text:soft-page-break/><text:span text:style-name="T2">thưởng, và ứng dụng trả thưởng sẽ dựa và thông tin đó để cộng tiền cho người chơi hoàn thành nhiệm vụ.</text:span></text:p>
      <text:p text:style-name="P4"><text:span text:style-name="T3"><text:s text:c="37"/></text:span><text:s text:c="68"/>Người thực hiện</text:p>
      <text:p text:style-name="P4"><text:s text:c="105"/>Đinh Huy Hùn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3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3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3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4:04:52.313000000</meta:creation-date>
    <dc:date>2016-01-06T09:39:49.887000000</dc:date>
    <meta:editing-duration>PT6M28S</meta:editing-duration>
    <meta:editing-cycles>2</meta:editing-cycles>
    <meta:generator>LibreOffice/4.4.5.2$Windows_x86 LibreOffice_project/a22f674fd25a3b6f45bdebf25400ed2adff0ff99</meta:generator>
    <meta:document-statistic meta:table-count="0" meta:image-count="0" meta:object-count="0" meta:page-count="2" meta:paragraph-count="17" meta:word-count="554" meta:character-count="2802" meta:non-whitespace-character-count="2034"/>
  </office:meta>
</office:document-meta>
</file>